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161cm" draw:marker-end-width="0.161cm" draw:stroke-linejoin="round" draw:fill="none" draw:fill-color="#ffffff" draw:textarea-horizontal-align="justify" draw:textarea-vertical-align="top" draw:auto-grow-height="false" fo:padding-top="0.117cm" fo:padding-bottom="0.117cm" fo:padding-left="0.237cm" fo:padding-right="0.237cm" fo:wrap-option="wrap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stroke-linejoin="round" draw:fill="none" draw:fill-color="#ffffff" draw:textarea-horizontal-align="justify" draw:textarea-vertical-align="top" draw:auto-grow-height="false" fo:padding-top="0.117cm" fo:padding-bottom="0.117cm" fo:padding-left="0.237cm" fo:padding-right="0.237cm" fo:wrap-option="wrap"/>
    </style:style>
    <style:style style:name="gr3" style:family="graphic" style:parent-style-name="standard">
      <style:graphic-properties draw:stroke="none" draw:fill="none" fo:min-height="0.358cm"/>
    </style:style>
    <style:style style:name="gr4" style:family="graphic" style:parent-style-name="standard">
      <style:graphic-properties draw:stroke="solid" svg:stroke-width="0cm" svg:stroke-color="#0066cc" draw:marker-start-width="0.2cm" draw:marker-end-width="0.2cm" draw:stroke-linejoin="round" draw:fill="none" draw:fill-color="#ffffff" draw:textarea-horizontal-align="left" draw:textarea-vertical-align="top" draw:auto-grow-height="false" fo:padding-top="0.117cm" fo:padding-bottom="0.117cm" fo:padding-left="0.237cm" fo:padding-right="0.237cm" fo:wrap-option="wrap"/>
    </style:style>
    <style:style style:name="gr5" style:family="graphic" style:parent-style-name="standard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true" fo:min-height="0.902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true" fo:min-height="1.602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stroke-linejoin="round" draw:fill="none" draw:fill-color="#ffffff" draw:textarea-horizontal-align="left" draw:textarea-vertical-align="top" draw:auto-grow-height="false" fo:padding-top="0.117cm" fo:padding-bottom="0.117cm" fo:padding-left="0.237cm" fo:padding-right="0.237cm" fo:wrap-option="wrap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P3" style:family="paragraph">
      <style:paragraph-properties fo:text-align="center" style:writing-mode="lr-tb" style:font-independent-line-spacing="true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color="#0084d1" fo:font-size="14pt" style:font-size-asian="14pt" style:font-size-complex="14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84d1"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o 8" draw:style-name="gr1" draw:text-style-name="P2" xml:id="id3" draw:id="id3" draw:layer="layout" svg:width="3.468cm" svg:height="1.861cm" svg:x="3.286cm" svg:y="9.2cm">
          <text:p text:style-name="P1"><text:span text:style-name="T1">Compute forward-in-time phys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name="Preparazione 5" draw:style-name="gr2" draw:text-style-name="P3" draw:layer="layout" svg:width="2.943cm" svg:height="1.86cm" svg:x="9.857cm" svg:y="5.178cm">
            <text:p><text:span text:style-name="T4"/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frame draw:style-name="gr3" draw:text-style-name="P5" draw:layer="layout" svg:width="2.8cm" svg:height="1.433cm" svg:x="10cm" svg:y="5.416cm">
            <draw:text-box>
              <text:p text:style-name="P4"><text:span text:style-name="T2">Transfer </text:span></text:p>
              <text:p text:style-name="P4"><text:span text:style-name="T2">environmental </text:span></text:p>
              <text:p text:style-name="P4"><text:span text:style-name="T2">data</text:span></text:p>
            </draw:text-box>
          </draw:frame>
        </draw:g>
        <draw:g draw:name="Gruppo 15" xml:id="id2" draw:id="id2">
          <draw:custom-shape draw:name="Processo 17" draw:style-name="gr4" draw:text-style-name="P2" draw:layer="layout" svg:width="3.469cm" svg:height="2.279cm" svg:x="12.733cm" svg:y="7.921cm">
            <text:p text:style-name="P1"><text:span text:style-name="T1">Compute transport rates for biological stat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name="Gruppo 45" xml:id="id4" draw:id="id4">
          <draw:custom-shape draw:name="Memoria interna 43" draw:style-name="gr2" draw:text-style-name="P6" draw:layer="layout" svg:width="3.271cm" svg:height="1.721cm" svg:x="3.385cm" svg:y="6.051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name="CasellaDiTesto 44" draw:style-name="gr5" draw:text-style-name="P8" draw:layer="layout" svg:width="3.117cm" svg:height="1.275cm" svg:x="3.514cm" svg:y="6.223cm">
            <text:list text:style-name="L1">
              <text:list-header>
                <text:p text:style-name="P7"><text:span text:style-name="T3">Physical</text:span></text:p>
                <text:p text:style-name="P7"><text:span text:style-name="T3">St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o 46" xml:id="id7" draw:id="id7">
          <draw:custom-shape draw:name="Memoria interna 47" draw:style-name="gr2" draw:text-style-name="P6" draw:layer="layout" svg:width="3.271cm" svg:height="1.722cm" svg:x="3.208cm" svg:y="3.27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name="CasellaDiTesto 48" draw:style-name="gr6" draw:text-style-name="P8" draw:layer="layout" svg:width="3.317cm" svg:height="1.862cm" svg:x="3.137cm" svg:y="3.444cm">
            <text:list text:style-name="L1">
              <text:list-header>
                <text:p text:style-name="P7"><text:span text:style-name="T3">Biological</text:span></text:p>
                <text:p text:style-name="P7"><text:span text:style-name="T3">St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o 57" xml:id="id6" draw:id="id6">
          <draw:custom-shape draw:name="Memoria interna 58" draw:style-name="gr2" draw:text-style-name="P6" draw:layer="layout" svg:width="3.27cm" svg:height="1.721cm" svg:x="16.937cm" svg:y="5.15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7" draw:text-style-name="P9" draw:layer="layout" svg:width="2.99cm" svg:height="1.65cm" svg:x="17.4cm" svg:y="5.409cm">
            <draw:text-box>
              <text:p><text:span text:style-name="T1">Biological States </text:span><text:span text:style-name="T4">(forward-in-time)</text:span></text:p>
            </draw:text-box>
          </draw:frame>
        </draw:g>
        <draw:custom-shape draw:name="Processo 17" draw:style-name="gr8" draw:text-style-name="P2" xml:id="id1" draw:id="id1" draw:layer="layout" svg:width="3.469cm" svg:height="1.8cm" svg:x="12.733cm" svg:y="2.4cm">
          <text:p text:style-name="P1"><text:span text:style-name="T1">Compute biological rat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14.468cm" svg:y1="4.2cm" svg:x2="14.467cm" svg:y2="5.179cm" draw:start-shape="id1" draw:start-glue-point="6" svg:d="m14468 4200v741h-1v238" svg:viewBox="0 0 2 980">
          <text:p/>
        </draw:connector>
        <draw:connector draw:style-name="gr9" draw:text-style-name="P10" draw:layer="layout" svg:x1="14.467cm" svg:y1="7.921cm" svg:x2="14.467cm" svg:y2="7.037cm" draw:start-shape="id2" draw:start-glue-point="0" svg:d="m14467 7921v-884" svg:viewBox="0 0 1 885">
          <text:p/>
        </draw:connector>
        <draw:connector draw:style-name="gr9" draw:text-style-name="P10" draw:layer="layout" svg:x1="5.02cm" svg:y1="9.2cm" svg:x2="5.02cm" svg:y2="7.772cm" draw:start-shape="id3" draw:start-glue-point="4" draw:end-shape="id4" svg:d="m5020 9200v-1428" svg:viewBox="0 0 1 1429">
          <text:p/>
        </draw:connector>
        <draw:custom-shape draw:style-name="gr10" draw:text-style-name="P10" draw:layer="layout" svg:width="6.2cm" svg:height="6.1cm" svg:x="1.3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039cm" svg:height="1.361cm" svg:x="1.9cm" svg:y="11cm">
          <draw:text-box>
            <text:p><text:span text:style-name="T5">OGCM</text:span></text:p>
            <text:p><text:span text:style-name="T5"/></text:p>
          </draw:text-box>
        </draw:frame>
        <draw:custom-shape draw:style-name="gr12" draw:text-style-name="P12" xml:id="id5" draw:id="id5" draw:layer="layout" svg:width="2.8cm" svg:height="1.8cm" svg:x="13.067cm" svg:y="5.208cm">
          <text:p text:style-name="P10"><text:span text:style-name="T6">Integra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0" draw:layer="layout" svg:x1="15.867cm" svg:y1="6.108cm" svg:x2="16.937cm" svg:y2="6.108cm" draw:start-shape="id5" draw:start-glue-point="10" draw:end-shape="id6" draw:end-glue-point="3" svg:d="m15867 6108h1070" svg:viewBox="0 0 1071 1">
          <text:p/>
        </draw:connector>
        <draw:connector draw:style-name="gr13" draw:text-style-name="P10" draw:layer="layout" draw:type="curve" svg:x1="6.479cm" svg:y1="4.289cm" svg:x2="12.733cm" svg:y2="3.3cm" draw:start-shape="id7" draw:start-glue-point="1" draw:end-shape="id1" draw:end-glue-point="5" svg:d="m6479 4289c4690 0 1564-989 6254-989" svg:viewBox="0 0 6255 990">
          <text:p/>
        </draw:connector>
        <draw:connector draw:style-name="gr9" draw:text-style-name="P10" draw:layer="layout" draw:type="curve" draw:line-skew="-1.05cm" svg:x1="18.663cm" svg:y1="5.158cm" svg:x2="4.808cm" svg:y2="3.273cm" draw:start-shape="id6" draw:start-glue-point="0" draw:end-shape="id7" draw:end-glue-point="0" svg:d="m18663 5158c0-5154-13855-4211-13855-1885" svg:viewBox="0 0 13856 3760">
          <text:p/>
        </draw:connector>
        <draw:connector draw:style-name="gr13" draw:text-style-name="P10" draw:layer="layout" draw:type="curve" svg:x1="11.328cm" svg:y1="5.178cm" svg:x2="12.733cm" svg:y2="3.3cm" draw:start-shape="id8" draw:start-glue-point="0" draw:end-shape="id1" draw:end-glue-point="5" svg:d="m11328 5178c0-1252 468-1878 1405-1878" svg:viewBox="0 0 1406 1879">
          <text:p/>
        </draw:connector>
        <draw:connector draw:style-name="gr13" draw:text-style-name="P10" draw:layer="layout" draw:type="curve" svg:x1="3.385cm" svg:y1="6.911cm" svg:x2="3.286cm" svg:y2="10.131cm" draw:start-shape="id4" draw:start-glue-point="3" draw:end-shape="id3" draw:end-glue-point="5" svg:d="m3385 6911c-900 0-850 3220-99 3220" svg:viewBox="0 0 670 3221">
          <text:p/>
        </draw:connector>
        <draw:connector draw:style-name="gr13" draw:text-style-name="P10" draw:layer="layout" draw:type="curve" svg:x1="11.328cm" svg:y1="7.038cm" svg:x2="12.733cm" svg:y2="9.06cm" draw:start-shape="id8" draw:start-glue-point="2" draw:end-shape="id2" svg:d="m11328 7038c0 1348 468 2022 1405 2022" svg:viewBox="0 0 1406 2023">
          <text:p/>
        </draw:connector>
        <draw:connector draw:style-name="gr13" draw:text-style-name="P10" draw:layer="layout" draw:type="curve" svg:x1="6.656cm" svg:y1="6.911cm" svg:x2="9.857cm" svg:y2="6.108cm" draw:start-shape="id4" draw:start-glue-point="1" draw:end-shape="id8" draw:end-glue-point="3" svg:d="m6656 6911c2400 0 800-803 3201-803" svg:viewBox="0 0 3202 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07:45:57.628638000</meta:creation-date>
    <dc:date>2014-03-28T09:13:20.788448000</dc:date>
    <meta:editing-duration>PT4H30M5S</meta:editing-duration>
    <meta:editing-cycles>7</meta:editing-cycles>
    <meta:generator>LibreOffice/4.1.5.3$MacOSX_x86 LibreOffice_project/1c1366bba2ba2b554cd2ca4d87c06da81c05d24</meta:generator>
    <meta:document-statistic meta:object-count="29"/>
  </office:meta>
</office:document-meta>
</file>